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ConnectionDriverException.NoConnectionDriv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ConnectionDriverException.NoConnectionDriverException( String message ,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ConnectionDriverException.NoConnectionDriverException(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ConnectionDriverException.NoConnectionDriv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